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deed"/>
    </style:style>
    <style:style style:name="P2" style:family="paragraph" style:parent-style-name="Preformatted_20_Text">
      <style:text-properties fo:color="#ff0000" loext:opacity="100%"/>
    </style:style>
    <style:style style:name="P3" style:family="paragraph" style:parent-style-name="Preformatted_20_Text">
      <style:text-properties fo:color="#ff0000" loext:opacity="100%" officeooo:paragraph-rsid="0015deed"/>
    </style:style>
    <style:style style:name="P4" style:family="paragraph" style:parent-style-name="Preformatted_20_Text">
      <style:text-properties fo:color="#ff0000" loext:opacity="100%" style:text-underline-style="none"/>
    </style:style>
    <style:style style:name="P5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1cb204" officeooo:paragraph-rsid="001cb204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color="#ff0000" loext:opacity="100%" style:text-underline-style="none"/>
    </style:style>
    <style:style style:name="P8" style:family="paragraph" style:parent-style-name="Preformatted_20_Text">
      <style:text-properties fo:color="#ff0000" loext:opacity="100%" style:text-underline-style="none" officeooo:rsid="001e1098" officeooo:paragraph-rsid="001e1098"/>
    </style:style>
    <style:style style:name="P9" style:family="paragraph" style:parent-style-name="Preformatted_20_Text">
      <style:text-properties fo:color="#ff0000" loext:opacity="100%"/>
    </style:style>
    <style:style style:name="P10" style:family="paragraph" style:parent-style-name="Preformatted_20_Text">
      <style:text-properties fo:color="#ff0000" loext:opacity="100%" officeooo:paragraph-rsid="001f0356"/>
    </style:style>
    <style:style style:name="T1" style:family="text">
      <style:text-properties officeooo:rsid="00198b34"/>
    </style:style>
    <style:style style:name="T2" style:family="text">
      <style:text-properties officeooo:rsid="0019eef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Liberation Mono" fo:font-size="10pt" style:font-name-asian="NSimSun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CIONES XQUERY</text:p>
      <text:p text:style-name="P5"/>
      <text:p text:style-name="Preformatted_20_Text">&lt;?xml version="1.0" encoding="UTF-8"?&gt;</text:p>
      <text:p text:style-name="Preformatted_20_Text">&lt;bookstore&gt;</text:p>
      <text:p text:style-name="Preformatted_20_Text"><text:s text:c="2"/>&lt;book category="COOKING"&gt;</text:p>
      <text:p text:style-name="Preformatted_20_Text"><text:s text:c="4"/>&lt;title lang="en"&gt;Everyday Italian&lt;/title&gt;</text:p>
      <text:p text:style-name="Preformatted_20_Text"><text:s text:c="4"/>&lt;author&gt;Giada De Laurentiis&lt;/author&gt;</text:p>
      <text:p text:style-name="Preformatted_20_Text"><text:s text:c="4"/>&lt;year&gt;2005&lt;/year&gt;</text:p>
      <text:p text:style-name="Preformatted_20_Text"><text:s text:c="4"/>&lt;price&gt;30.00&lt;/price&gt;</text:p>
      <text:p text:style-name="Preformatted_20_Text"><text:s text:c="2"/>&lt;/book&gt;</text:p>
      <text:p text:style-name="Preformatted_20_Text"><text:s text:c="2"/>&lt;book category="CHILDREN"&gt;</text:p>
      <text:p text:style-name="Preformatted_20_Text"><text:s text:c="4"/>&lt;title lang="en"&gt;Harry Potter&lt;/title&gt;</text:p>
      <text:p text:style-name="Preformatted_20_Text"><text:s text:c="4"/>&lt;author&gt;J K. Rowling&lt;/author&gt;</text:p>
      <text:p text:style-name="Preformatted_20_Text"><text:s text:c="4"/>&lt;year&gt;2005&lt;/year&gt;</text:p>
      <text:p text:style-name="Preformatted_20_Text"><text:s text:c="4"/>&lt;price&gt;2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XQuery Kick Start&lt;/title&gt;</text:p>
      <text:p text:style-name="Preformatted_20_Text"><text:s text:c="4"/>&lt;author&gt;James McGovern&lt;/author&gt;</text:p>
      <text:p text:style-name="Preformatted_20_Text"><text:s text:c="4"/>&lt;author&gt;Per Bothner&lt;/author&gt;</text:p>
      <text:p text:style-name="Preformatted_20_Text"><text:s text:c="4"/>&lt;author&gt;Kurt Cagle&lt;/author&gt;</text:p>
      <text:p text:style-name="Preformatted_20_Text"><text:s text:c="4"/>&lt;author&gt;James Linn&lt;/author&gt;</text:p>
      <text:p text:style-name="Preformatted_20_Text"><text:s text:c="4"/>&lt;author&gt;Vaidyanathan Nagarajan&lt;/author&gt;</text:p>
      <text:p text:style-name="Preformatted_20_Text"><text:s text:c="4"/>&lt;year&gt;2003&lt;/year&gt;</text:p>
      <text:p text:style-name="Preformatted_20_Text"><text:s text:c="4"/>&lt;price&gt;49.99&lt;/price&gt;</text:p>
      <text:p text:style-name="Preformatted_20_Text"><text:s text:c="2"/>&lt;/book&gt;</text:p>
      <text:p text:style-name="Preformatted_20_Text"><text:s text:c="2"/>&lt;book category="WEB"&gt;</text:p>
      <text:p text:style-name="Preformatted_20_Text"><text:s text:c="4"/>&lt;title lang="en"&gt;Learning XML&lt;/title&gt;</text:p>
      <text:p text:style-name="Preformatted_20_Text"><text:s text:c="4"/>&lt;author&gt;Erik T. Ray&lt;/author&gt;</text:p>
      <text:p text:style-name="Preformatted_20_Text"><text:s text:c="4"/>&lt;year&gt;2003&lt;/year&gt;</text:p>
      <text:p text:style-name="Preformatted_20_Text"><text:s text:c="4"/>&lt;price&gt;39.95&lt;/price&gt;</text:p>
      <text:p text:style-name="Preformatted_20_Text"><text:s text:c="2"/>&lt;/book&gt;</text:p>
      <text:p text:style-name="Preformatted_20_Text">&lt;/bookstore&gt; </text:p>
      <text:p text:style-name="Preformatted_20_Text"/>
      <text:p text:style-name="Preformatted_20_Text"/>
      <text:p text:style-name="Preformatted_20_Text"/>
      <text:p text:style-name="Standard">1- <text:span text:style-name="T2">Obtener media precios</text:span><text:span text:style-name="T1"> de </text:span><text:span text:style-name="T2">los</text:span> libros</text:p>
      <text:p text:style-name="Standard"/>
      <text:p text:style-name="Standard">for $x in avg(/bookstore/book/price)</text:p>
      <text:p text:style-name="Standard">return &lt;media&gt;{round($x,2)}&lt;/media&gt;</text:p>
      <text:p text:style-name="P2"/>
      <text:p text:style-name="Preformatted_20_Text">2-Total precios libros</text:p>
      <text:p text:style-name="Preformatted_20_Text"/>
      <text:p text:style-name="Preformatted_20_Text">for $x in sum(/bookstore/book/price)</text:p>
      <text:p text:style-name="Preformatted_20_Text">return &lt;total&gt;{$x}&lt;/total&gt;</text:p>
      <text:p text:style-name="Preformatted_20_Text"/>
      <text:p text:style-name="Preformatted_20_Text">3- Mostrar la categoría de los libros cuyo título empiece por "X".</text:p>
      <text:p text:style-name="P4"/>
      <text:p text:style-name="P4">for $x in doc("funciones")/bookstore/book</text:p>
      <text:p text:style-name="P4"><text:s text:c="2"/>where starts-with($x/title, "X")</text:p>
      <text:p text:style-name="P4">return <text:a xlink:type="simple" xlink:href="mailto:$x/@category" text:style-name="Internet_20_link" text:visited-style-name="Visited_20_Internet_20_Link">$x/@category</text:a></text:p>
      <text:p text:style-name="P4"/>
      <text:p text:style-name="P8">otra opcion pero repite la categor<text:span text:style-name="T4">ía</text:span></text:p>
      <text:p text:style-name="P8"><text:span text:style-name="T4"/></text:p>
      <text:p text:style-name="P8"><text:span text:style-name="T4">for $x in doc("funciones")/bookstore/book</text:span></text:p>
      <text:p text:style-name="P8"><text:span text:style-name="T4"><text:s text:c="2"/>where contains($x/title, "X")</text:span></text:p>
      <text:p text:style-name="P8"><text:span text:style-name="T4">return $x/@category</text:span></text:p>
      <text:p text:style-name="P4"/>
      <text:p text:style-name="P4"/>
      <text:p text:style-name="P4"/>
      <text:p text:style-name="P4"/>
      <text:p text:style-name="Preformatted_20_Text"><text:soft-page-break/>4-Mostrar los títulos que tengan una "X" mayúscula o minúscula . ordenados de manera descendente.</text:p>
      <text:p text:style-name="P2"/>
      <text:p text:style-name="P10">for $x in doc("funciones")/bookstore/book</text:p>
      <text:p text:style-name="P10"><text:s text:c="2"/>where contains($x/title,"X") or contains($x/title,"x")</text:p>
      <text:p text:style-name="P10"><text:s text:c="2"/>order by $x/title descending</text:p>
      <text:p text:style-name="P10">return data($x/title) <text:s/></text:p>
      <text:p text:style-name="P2"/>
      <text:p text:style-name="Preformatted_20_Text">5-Obtener todos los años en los que se ha publicado un libro eliminando los repetidos.</text:p>
      <text:p text:style-name="P2"/>
      <text:p text:style-name="P2">for $x in doc("funciones")//book</text:p>
      <text:p text:style-name="P2"/>
      <text:p text:style-name="P2">return distinct-values(data($x/year))</text:p>
      <text:p text:style-name="Preformatted_20_Text"/>
      <text:p text:style-name="P1">6- Mostrar el precio mínimo y máximo de los libros.</text:p>
      <text:p text:style-name="P3"/>
      <text:p text:style-name="Preformatted_20_Text"/>
      <text:p text:style-name="Preformatted_20_Text"/>
      <text:p text:style-name="Preformatted_20_Text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8:44:12.358000000</meta:creation-date>
    <dc:date>2023-05-22T13:08:58.675313717</dc:date>
    <meta:editing-duration>PT47M5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2" meta:paragraph-count="56" meta:word-count="177" meta:character-count="1779" meta:non-whitespace-character-count="1549"/>
  </office:meta>
</office:document-meta>
</file>